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0.5602in"/>
    </style:style>
    <style:style style:name="co8" style:family="table-column">
      <style:table-column-properties fo:break-before="auto" style:column-width="0.64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file" table:style-name="ta1">
        <table:shapes>
          <draw:frame draw:z-index="0" draw:style-name="gr1" draw:text-style-name="P1" svg:width="5.0197in" svg:height="2.8236in" svg:x="9.428in" svg:y="2.1331in">
            <draw:object draw:notify-on-update-of-ranges="output_file.S3:output_file.S3 output_file.S4:output_file.S9 output_file.T3:output_file.T3 output_file.T4:output_file.T9 output_file.U3:output_file.U3 output_file.U4:output_file.U9 output_file.V3:output_file.V3 output_file.V4:output_file.V9 output_file.W3:output_file.W3 output_file.W4:output_file.W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9" table:number-columns-repeated="6" table:default-cell-style-name="Default"/>
        <table:table-row table:style-name="ro1">
          <table:table-cell office:value-type="string" calcext:value-type="string">
            <text:p>wb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978" calcext:value-type="float">
            <text:p>3978</text:p>
          </table:table-cell>
          <table:table-cell office:value-type="float" office:value="667445" calcext:value-type="float">
            <text:p>667445</text:p>
          </table:table-cell>
          <table:table-cell table:formula="of:=([.D1]/([.D1]+[.E1]))*100" office:value-type="float" office:value="0.592473001371714" calcext:value-type="float">
            <text:p>0.592473001371714</text:p>
          </table:table-cell>
          <table:table-cell office:value-type="float" office:value="491394" calcext:value-type="float">
            <text:p>491394</text:p>
          </table:table-cell>
          <table:table-cell office:value-type="float" office:value="180029" calcext:value-type="float">
            <text:p>180029</text:p>
          </table:table-cell>
          <table:table-cell office:value-type="float" office:value="671423" calcext:value-type="float">
            <text:p>671423</text:p>
          </table:table-cell>
          <table:table-cell office:value-type="float" office:value="3978" calcext:value-type="float">
            <text:p>3978</text:p>
          </table:table-cell>
          <table:table-cell office:value-type="float" office:value="675" calcext:value-type="float">
            <text:p>675</text:p>
          </table:table-cell>
          <table:table-cell office:value-type="float" office:value="982788" calcext:value-type="float">
            <text:p>982788</text:p>
          </table:table-cell>
          <table:table-cell office:value-type="float" office:value="720116" calcext:value-type="float">
            <text:p>720116</text:p>
          </table:table-cell>
          <table:table-cell office:value-type="float" office:value="1702904" calcext:value-type="float">
            <text:p>1702904</text:p>
          </table:table-cell>
          <table:table-cell office:value-type="float" office:value="31824" calcext:value-type="float">
            <text:p>31824</text:p>
          </table:table-cell>
          <table:table-cell office:value-type="float" office:value="10800" calcext:value-type="float">
            <text:p>10800</text:p>
          </table:table-cell>
          <table:table-cell office:value-type="float" office:value="42624" calcext:value-type="float">
            <text:p>426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447" calcext:value-type="float">
            <text:p>2447</text:p>
          </table:table-cell>
          <table:table-cell office:value-type="float" office:value="668976" calcext:value-type="float">
            <text:p>668976</text:p>
          </table:table-cell>
          <table:table-cell table:formula="of:=([.D2]/([.D2]+[.E2]))*100" office:value-type="float" office:value="0.364449832668824" calcext:value-type="float">
            <text:p>0.364449832668824</text:p>
          </table:table-cell>
          <table:table-cell office:value-type="float" office:value="491394" calcext:value-type="float">
            <text:p>491394</text:p>
          </table:table-cell>
          <table:table-cell office:value-type="float" office:value="180029" calcext:value-type="float">
            <text:p>180029</text:p>
          </table:table-cell>
          <table:table-cell office:value-type="float" office:value="671423" calcext:value-type="float">
            <text:p>671423</text:p>
          </table:table-cell>
          <table:table-cell office:value-type="float" office:value="2447" calcext:value-type="float">
            <text:p>2447</text:p>
          </table:table-cell>
          <table:table-cell office:value-type="float" office:value="358" calcext:value-type="float">
            <text:p>358</text:p>
          </table:table-cell>
          <table:table-cell office:value-type="float" office:value="982788" calcext:value-type="float">
            <text:p>982788</text:p>
          </table:table-cell>
          <table:table-cell office:value-type="float" office:value="720116" calcext:value-type="float">
            <text:p>720116</text:p>
          </table:table-cell>
          <table:table-cell office:value-type="float" office:value="1702904" calcext:value-type="float">
            <text:p>1702904</text:p>
          </table:table-cell>
          <table:table-cell office:value-type="float" office:value="19576" calcext:value-type="float">
            <text:p>19576</text:p>
          </table:table-cell>
          <table:table-cell office:value-type="float" office:value="5728" calcext:value-type="float">
            <text:p>5728</text:p>
          </table:table-cell>
          <table:table-cell office:value-type="float" office:value="25304" calcext:value-type="float">
            <text:p>253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1692" calcext:value-type="float">
            <text:p>1692</text:p>
          </table:table-cell>
          <table:table-cell office:value-type="float" office:value="669731" calcext:value-type="float">
            <text:p>669731</text:p>
          </table:table-cell>
          <table:table-cell table:formula="of:=([.D3]/([.D3]+[.E3]))*100" office:value-type="float" office:value="0.252002091081181" calcext:value-type="float">
            <text:p>0.252002091081181</text:p>
          </table:table-cell>
          <table:table-cell office:value-type="float" office:value="491394" calcext:value-type="float">
            <text:p>491394</text:p>
          </table:table-cell>
          <table:table-cell office:value-type="float" office:value="180029" calcext:value-type="float">
            <text:p>180029</text:p>
          </table:table-cell>
          <table:table-cell office:value-type="float" office:value="671423" calcext:value-type="float">
            <text:p>671423</text:p>
          </table:table-cell>
          <table:table-cell office:value-type="float" office:value="1692" calcext:value-type="float">
            <text:p>1692</text:p>
          </table:table-cell>
          <table:table-cell office:value-type="float" office:value="213" calcext:value-type="float">
            <text:p>213</text:p>
          </table:table-cell>
          <table:table-cell office:value-type="float" office:value="982788" calcext:value-type="float">
            <text:p>982788</text:p>
          </table:table-cell>
          <table:table-cell office:value-type="float" office:value="720116" calcext:value-type="float">
            <text:p>720116</text:p>
          </table:table-cell>
          <table:table-cell office:value-type="float" office:value="1702904" calcext:value-type="float">
            <text:p>1702904</text:p>
          </table:table-cell>
          <table:table-cell office:value-type="float" office:value="13536" calcext:value-type="float">
            <text:p>13536</text:p>
          </table:table-cell>
          <table:table-cell office:value-type="float" office:value="3408" calcext:value-type="float">
            <text:p>3408</text:p>
          </table:table-cell>
          <table:table-cell office:value-type="float" office:value="16944" calcext:value-type="float">
            <text:p>16944</text:p>
          </table:table-cell>
          <table:table-cell table:number-columns-repeated="2"/>
          <table:table-cell office:value-type="string" calcext:value-type="string">
            <text:p>512 Cache</text:p>
          </table:table-cell>
          <table:table-cell office:value-type="string" calcext:value-type="string">
            <text:p>1024 Cache</text:p>
          </table:table-cell>
          <table:table-cell office:value-type="string" calcext:value-type="string">
            <text:p>2048 Cache</text:p>
          </table:table-cell>
          <table:table-cell office:value-type="string" calcext:value-type="string">
            <text:p>4096 Cache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2784" calcext:value-type="float">
            <text:p>2784</text:p>
          </table:table-cell>
          <table:table-cell office:value-type="float" office:value="668639" calcext:value-type="float">
            <text:p>668639</text:p>
          </table:table-cell>
          <table:table-cell table:formula="of:=([.D4]/([.D4]+[.E4]))*100" office:value-type="float" office:value="0.414641738516554" calcext:value-type="float">
            <text:p>0.414641738516554</text:p>
          </table:table-cell>
          <table:table-cell office:value-type="float" office:value="491394" calcext:value-type="float">
            <text:p>491394</text:p>
          </table:table-cell>
          <table:table-cell office:value-type="float" office:value="180029" calcext:value-type="float">
            <text:p>180029</text:p>
          </table:table-cell>
          <table:table-cell office:value-type="float" office:value="671423" calcext:value-type="float">
            <text:p>671423</text:p>
          </table:table-cell>
          <table:table-cell office:value-type="float" office:value="2784" calcext:value-type="float">
            <text:p>2784</text:p>
          </table:table-cell>
          <table:table-cell office:value-type="float" office:value="383" calcext:value-type="float">
            <text:p>383</text:p>
          </table:table-cell>
          <table:table-cell office:value-type="float" office:value="982788" calcext:value-type="float">
            <text:p>982788</text:p>
          </table:table-cell>
          <table:table-cell office:value-type="float" office:value="720116" calcext:value-type="float">
            <text:p>720116</text:p>
          </table:table-cell>
          <table:table-cell office:value-type="float" office:value="1702904" calcext:value-type="float">
            <text:p>1702904</text:p>
          </table:table-cell>
          <table:table-cell office:value-type="float" office:value="22272" calcext:value-type="float">
            <text:p>22272</text:p>
          </table:table-cell>
          <table:table-cell office:value-type="float" office:value="6128" calcext:value-type="float">
            <text:p>6128</text:p>
          </table:table-cell>
          <table:table-cell office:value-type="float" office:value="28400" calcext:value-type="float">
            <text:p>28400</text:p>
          </table:table-cell>
          <table:table-cell/>
          <table:table-cell office:value-type="float" office:value="512" calcext:value-type="float">
            <text:p>512</text:p>
          </table:table-cell>
          <table:table-cell table:style-name="ce1" office:value-type="float" office:value="0.5924730014" calcext:value-type="float">
            <text:p>0.5924730014</text:p>
          </table:table-cell>
          <table:table-cell table:style-name="ce1" office:value-type="float" office:value="0.3978118116" calcext:value-type="float">
            <text:p>0.3978118116</text:p>
          </table:table-cell>
          <table:table-cell table:style-name="ce1" office:value-type="float" office:value="0.2987684366" calcext:value-type="float">
            <text:p>0.2987684366</text:p>
          </table:table-cell>
          <table:table-cell table:style-name="ce1" office:value-type="float" office:value="0.2928109403" calcext:value-type="float">
            <text:p>0.2928109403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69" calcext:value-type="float">
            <text:p>169</text:p>
          </table:table-cell>
          <table:table-cell office:value-type="float" office:value="671254" calcext:value-type="float">
            <text:p>671254</text:p>
          </table:table-cell>
          <table:table-cell table:formula="of:=([.D5]/([.D5]+[.E5]))*100" office:value-type="float" office:value="0.0251704216269029" calcext:value-type="float">
            <text:p>0.025170421626903</text:p>
          </table:table-cell>
          <table:table-cell office:value-type="float" office:value="491394" calcext:value-type="float">
            <text:p>491394</text:p>
          </table:table-cell>
          <table:table-cell office:value-type="float" office:value="180029" calcext:value-type="float">
            <text:p>180029</text:p>
          </table:table-cell>
          <table:table-cell office:value-type="float" office:value="671423" calcext:value-type="float">
            <text:p>671423</text:p>
          </table:table-cell>
          <table:table-cell office:value-type="float" office:value="169" calcext:value-type="float">
            <text:p>169</text:p>
          </table:table-cell>
          <table:table-cell office:value-type="float" office:value="10" calcext:value-type="float">
            <text:p>10</text:p>
          </table:table-cell>
          <table:table-cell office:value-type="float" office:value="982788" calcext:value-type="float">
            <text:p>982788</text:p>
          </table:table-cell>
          <table:table-cell office:value-type="float" office:value="720116" calcext:value-type="float">
            <text:p>720116</text:p>
          </table:table-cell>
          <table:table-cell office:value-type="float" office:value="1702904" calcext:value-type="float">
            <text:p>1702904</text:p>
          </table:table-cell>
          <table:table-cell office:value-type="float" office:value="1352" calcext:value-type="float">
            <text:p>1352</text:p>
          </table:table-cell>
          <table:table-cell office:value-type="float" office:value="160" calcext:value-type="float">
            <text:p>160</text:p>
          </table:table-cell>
          <table:table-cell office:value-type="float" office:value="1512" calcext:value-type="float">
            <text:p>1512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ce1" office:value-type="float" office:value="0.3644498327" calcext:value-type="float">
            <text:p>0.3644498327</text:p>
          </table:table-cell>
          <table:table-cell table:style-name="ce1" office:value-type="float" office:value="0.2327891657" calcext:value-type="float">
            <text:p>0.2327891657</text:p>
          </table:table-cell>
          <table:table-cell table:style-name="ce1" office:value-type="float" office:value="0.2281721061" calcext:value-type="float">
            <text:p>0.2281721061</text:p>
          </table:table-cell>
          <table:table-cell table:style-name="ce1" office:value-type="float" office:value="0.1249584837" calcext:value-type="float">
            <text:p>0.1249584837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322" calcext:value-type="float">
            <text:p>322</text:p>
          </table:table-cell>
          <table:table-cell office:value-type="float" office:value="671101" calcext:value-type="float">
            <text:p>671101</text:p>
          </table:table-cell>
          <table:table-cell table:formula="of:=([.D6]/([.D6]+[.E6]))*100" office:value-type="float" office:value="0.0479578447565842" calcext:value-type="float">
            <text:p>0.047957844756584</text:p>
          </table:table-cell>
          <table:table-cell office:value-type="float" office:value="491394" calcext:value-type="float">
            <text:p>491394</text:p>
          </table:table-cell>
          <table:table-cell office:value-type="float" office:value="180029" calcext:value-type="float">
            <text:p>180029</text:p>
          </table:table-cell>
          <table:table-cell office:value-type="float" office:value="671423" calcext:value-type="float">
            <text:p>671423</text:p>
          </table:table-cell>
          <table:table-cell office:value-type="float" office:value="322" calcext:value-type="float">
            <text:p>322</text:p>
          </table:table-cell>
          <table:table-cell office:value-type="float" office:value="12" calcext:value-type="float">
            <text:p>12</text:p>
          </table:table-cell>
          <table:table-cell office:value-type="float" office:value="982788" calcext:value-type="float">
            <text:p>982788</text:p>
          </table:table-cell>
          <table:table-cell office:value-type="float" office:value="720116" calcext:value-type="float">
            <text:p>720116</text:p>
          </table:table-cell>
          <table:table-cell office:value-type="float" office:value="1702904" calcext:value-type="float">
            <text:p>1702904</text:p>
          </table:table-cell>
          <table:table-cell office:value-type="float" office:value="2576" calcext:value-type="float">
            <text:p>2576</text:p>
          </table:table-cell>
          <table:table-cell office:value-type="float" office:value="192" calcext:value-type="float">
            <text:p>192</text:p>
          </table:table-cell>
          <table:table-cell office:value-type="float" office:value="2768" calcext:value-type="float">
            <text:p>2768</text:p>
          </table:table-cell>
          <table:table-cell/>
          <table:table-cell office:value-type="float" office:value="2048" calcext:value-type="float">
            <text:p>2048</text:p>
          </table:table-cell>
          <table:table-cell table:style-name="ce1" office:value-type="float" office:value="0.2520020911" calcext:value-type="float">
            <text:p>0.2520020911</text:p>
          </table:table-cell>
          <table:table-cell table:style-name="ce1" office:value-type="float" office:value="0.2430658467" calcext:value-type="float">
            <text:p>0.2430658467</text:p>
          </table:table-cell>
          <table:table-cell table:style-name="ce1" office:value-type="float" office:value="0.06985164345" calcext:value-type="float">
            <text:p>0.06985164345</text:p>
          </table:table-cell>
          <table:table-cell table:style-name="ce1" office:value-type="float" office:value="0.0686601442" calcext:value-type="float">
            <text:p>0.0686601442</text:p>
          </table:table-cell>
        </table:table-row>
        <table:table-row table:style-name="ro1">
          <table:table-cell table:number-columns-repeated="18"/>
          <table:table-cell office:value-type="float" office:value="4096" calcext:value-type="float">
            <text:p>4096</text:p>
          </table:table-cell>
          <table:table-cell table:style-name="ce1" office:value-type="float" office:value="0.4146417385" calcext:value-type="float">
            <text:p>0.4146417385</text:p>
          </table:table-cell>
          <table:table-cell table:style-name="ce1" office:value-type="float" office:value="0.04125566148" calcext:value-type="float">
            <text:p>0.04125566148</text:p>
          </table:table-cell>
          <table:table-cell table:number-columns-repeated="2" table:style-name="ce1" office:value-type="float" office:value="0.03872372558" calcext:value-type="float">
            <text:p>0.03872372558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2671" calcext:value-type="float">
            <text:p>2671</text:p>
          </table:table-cell>
          <table:table-cell office:value-type="float" office:value="668752" calcext:value-type="float">
            <text:p>668752</text:p>
          </table:table-cell>
          <table:table-cell table:formula="of:=([.D8]/([.D8]+[.E8]))*100" office:value-type="float" office:value="0.397811811629926" calcext:value-type="float">
            <text:p>0.397811811629926</text:p>
          </table:table-cell>
          <table:table-cell office:value-type="float" office:value="491394" calcext:value-type="float">
            <text:p>491394</text:p>
          </table:table-cell>
          <table:table-cell office:value-type="float" office:value="180029" calcext:value-type="float">
            <text:p>180029</text:p>
          </table:table-cell>
          <table:table-cell office:value-type="float" office:value="671423" calcext:value-type="float">
            <text:p>671423</text:p>
          </table:table-cell>
          <table:table-cell office:value-type="float" office:value="2671" calcext:value-type="float">
            <text:p>2671</text:p>
          </table:table-cell>
          <table:table-cell office:value-type="float" office:value="326" calcext:value-type="float">
            <text:p>326</text:p>
          </table:table-cell>
          <table:table-cell office:value-type="float" office:value="982788" calcext:value-type="float">
            <text:p>982788</text:p>
          </table:table-cell>
          <table:table-cell office:value-type="float" office:value="720116" calcext:value-type="float">
            <text:p>720116</text:p>
          </table:table-cell>
          <table:table-cell office:value-type="float" office:value="1702904" calcext:value-type="float">
            <text:p>1702904</text:p>
          </table:table-cell>
          <table:table-cell office:value-type="float" office:value="21368" calcext:value-type="float">
            <text:p>21368</text:p>
          </table:table-cell>
          <table:table-cell office:value-type="float" office:value="5216" calcext:value-type="float">
            <text:p>5216</text:p>
          </table:table-cell>
          <table:table-cell office:value-type="float" office:value="26584" calcext:value-type="float">
            <text:p>26584</text:p>
          </table:table-cell>
          <table:table-cell/>
          <table:table-cell office:value-type="float" office:value="8192" calcext:value-type="float">
            <text:p>8192</text:p>
          </table:table-cell>
          <table:table-cell table:style-name="ce1" office:value-type="float" office:value="0.02517042163" calcext:value-type="float">
            <text:p>0.02517042163</text:p>
          </table:table-cell>
          <table:table-cell table:number-columns-repeated="3" table:style-name="ce1" office:value-type="float" office:value="0.02234061091" calcext:value-type="float">
            <text:p>0.02234061091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563" calcext:value-type="float">
            <text:p>1563</text:p>
          </table:table-cell>
          <table:table-cell office:value-type="float" office:value="669860" calcext:value-type="float">
            <text:p>669860</text:p>
          </table:table-cell>
          <table:table-cell table:formula="of:=([.D9]/([.D9]+[.E9]))*100" office:value-type="float" office:value="0.232789165697332" calcext:value-type="float">
            <text:p>0.232789165697332</text:p>
          </table:table-cell>
          <table:table-cell office:value-type="float" office:value="491394" calcext:value-type="float">
            <text:p>491394</text:p>
          </table:table-cell>
          <table:table-cell office:value-type="float" office:value="180029" calcext:value-type="float">
            <text:p>180029</text:p>
          </table:table-cell>
          <table:table-cell office:value-type="float" office:value="671423" calcext:value-type="float">
            <text:p>671423</text:p>
          </table:table-cell>
          <table:table-cell office:value-type="float" office:value="1563" calcext:value-type="float">
            <text:p>1563</text:p>
          </table:table-cell>
          <table:table-cell office:value-type="float" office:value="144" calcext:value-type="float">
            <text:p>144</text:p>
          </table:table-cell>
          <table:table-cell office:value-type="float" office:value="982788" calcext:value-type="float">
            <text:p>982788</text:p>
          </table:table-cell>
          <table:table-cell office:value-type="float" office:value="720116" calcext:value-type="float">
            <text:p>720116</text:p>
          </table:table-cell>
          <table:table-cell office:value-type="float" office:value="1702904" calcext:value-type="float">
            <text:p>1702904</text:p>
          </table:table-cell>
          <table:table-cell office:value-type="float" office:value="12504" calcext:value-type="float">
            <text:p>12504</text:p>
          </table:table-cell>
          <table:table-cell office:value-type="float" office:value="2304" calcext:value-type="float">
            <text:p>2304</text:p>
          </table:table-cell>
          <table:table-cell office:value-type="float" office:value="14808" calcext:value-type="float">
            <text:p>14808</text:p>
          </table:table-cell>
          <table:table-cell/>
          <table:table-cell office:value-type="float" office:value="16384" calcext:value-type="float">
            <text:p>16384</text:p>
          </table:table-cell>
          <table:table-cell table:style-name="ce1" office:value-type="float" office:value="0.04795784476" calcext:value-type="float">
            <text:p>0.04795784476</text:p>
          </table:table-cell>
          <table:table-cell table:number-columns-repeated="3" table:style-name="ce1" office:value-type="float" office:value="0.01355330395" calcext:value-type="float">
            <text:p>0.01355330395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1632" calcext:value-type="float">
            <text:p>1632</text:p>
          </table:table-cell>
          <table:table-cell office:value-type="float" office:value="669791" calcext:value-type="float">
            <text:p>669791</text:p>
          </table:table-cell>
          <table:table-cell table:formula="of:=([.D10]/([.D10]+[.E10]))*100" office:value-type="float" office:value="0.2430658467166" calcext:value-type="float">
            <text:p>0.2430658467166</text:p>
          </table:table-cell>
          <table:table-cell office:value-type="float" office:value="491394" calcext:value-type="float">
            <text:p>491394</text:p>
          </table:table-cell>
          <table:table-cell office:value-type="float" office:value="180029" calcext:value-type="float">
            <text:p>180029</text:p>
          </table:table-cell>
          <table:table-cell office:value-type="float" office:value="671423" calcext:value-type="float">
            <text:p>671423</text:p>
          </table:table-cell>
          <table:table-cell office:value-type="float" office:value="1632" calcext:value-type="float">
            <text:p>1632</text:p>
          </table:table-cell>
          <table:table-cell office:value-type="float" office:value="179" calcext:value-type="float">
            <text:p>179</text:p>
          </table:table-cell>
          <table:table-cell office:value-type="float" office:value="982788" calcext:value-type="float">
            <text:p>982788</text:p>
          </table:table-cell>
          <table:table-cell office:value-type="float" office:value="720116" calcext:value-type="float">
            <text:p>720116</text:p>
          </table:table-cell>
          <table:table-cell office:value-type="float" office:value="1702904" calcext:value-type="float">
            <text:p>1702904</text:p>
          </table:table-cell>
          <table:table-cell office:value-type="float" office:value="13056" calcext:value-type="float">
            <text:p>13056</text:p>
          </table:table-cell>
          <table:table-cell office:value-type="float" office:value="2864" calcext:value-type="float">
            <text:p>2864</text:p>
          </table:table-cell>
          <table:table-cell office:value-type="float" office:value="15920" calcext:value-type="float">
            <text:p>159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277" calcext:value-type="float">
            <text:p>277</text:p>
          </table:table-cell>
          <table:table-cell office:value-type="float" office:value="671146" calcext:value-type="float">
            <text:p>671146</text:p>
          </table:table-cell>
          <table:table-cell table:formula="of:=([.D11]/([.D11]+[.E11]))*100" office:value-type="float" office:value="0.0412556614831485" calcext:value-type="float">
            <text:p>0.041255661483149</text:p>
          </table:table-cell>
          <table:table-cell office:value-type="float" office:value="491394" calcext:value-type="float">
            <text:p>491394</text:p>
          </table:table-cell>
          <table:table-cell office:value-type="float" office:value="180029" calcext:value-type="float">
            <text:p>180029</text:p>
          </table:table-cell>
          <table:table-cell office:value-type="float" office:value="671423" calcext:value-type="float">
            <text:p>671423</text:p>
          </table:table-cell>
          <table:table-cell office:value-type="float" office:value="277" calcext:value-type="float">
            <text:p>277</text:p>
          </table:table-cell>
          <table:table-cell office:value-type="float" office:value="8" calcext:value-type="float">
            <text:p>8</text:p>
          </table:table-cell>
          <table:table-cell office:value-type="float" office:value="982788" calcext:value-type="float">
            <text:p>982788</text:p>
          </table:table-cell>
          <table:table-cell office:value-type="float" office:value="720116" calcext:value-type="float">
            <text:p>720116</text:p>
          </table:table-cell>
          <table:table-cell office:value-type="float" office:value="1702904" calcext:value-type="float">
            <text:p>1702904</text:p>
          </table:table-cell>
          <table:table-cell office:value-type="float" office:value="2216" calcext:value-type="float">
            <text:p>2216</text:p>
          </table:table-cell>
          <table:table-cell office:value-type="float" office:value="128" calcext:value-type="float">
            <text:p>128</text:p>
          </table:table-cell>
          <table:table-cell office:value-type="float" office:value="2344" calcext:value-type="float">
            <text:p>23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50" calcext:value-type="float">
            <text:p>150</text:p>
          </table:table-cell>
          <table:table-cell office:value-type="float" office:value="671273" calcext:value-type="float">
            <text:p>671273</text:p>
          </table:table-cell>
          <table:table-cell table:formula="of:=([.D12]/([.D12]+[.E12]))*100" office:value-type="float" office:value="0.0223406109114522" calcext:value-type="float">
            <text:p>0.022340610911452</text:p>
          </table:table-cell>
          <table:table-cell office:value-type="float" office:value="491394" calcext:value-type="float">
            <text:p>491394</text:p>
          </table:table-cell>
          <table:table-cell office:value-type="float" office:value="180029" calcext:value-type="float">
            <text:p>180029</text:p>
          </table:table-cell>
          <table:table-cell office:value-type="float" office:value="671423" calcext:value-type="float">
            <text:p>67142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982788" calcext:value-type="float">
            <text:p>982788</text:p>
          </table:table-cell>
          <table:table-cell office:value-type="float" office:value="720116" calcext:value-type="float">
            <text:p>720116</text:p>
          </table:table-cell>
          <table:table-cell office:value-type="float" office:value="1702904" calcext:value-type="float">
            <text:p>170290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91" calcext:value-type="float">
            <text:p>91</text:p>
          </table:table-cell>
          <table:table-cell office:value-type="float" office:value="671332" calcext:value-type="float">
            <text:p>671332</text:p>
          </table:table-cell>
          <table:table-cell table:formula="of:=([.D13]/([.D13]+[.E13]))*100" office:value-type="float" office:value="0.0135533039529477" calcext:value-type="float">
            <text:p>0.013553303952948</text:p>
          </table:table-cell>
          <table:table-cell office:value-type="float" office:value="491394" calcext:value-type="float">
            <text:p>491394</text:p>
          </table:table-cell>
          <table:table-cell office:value-type="float" office:value="180029" calcext:value-type="float">
            <text:p>180029</text:p>
          </table:table-cell>
          <table:table-cell office:value-type="float" office:value="671423" calcext:value-type="float">
            <text:p>671423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82788" calcext:value-type="float">
            <text:p>982788</text:p>
          </table:table-cell>
          <table:table-cell office:value-type="float" office:value="720116" calcext:value-type="float">
            <text:p>720116</text:p>
          </table:table-cell>
          <table:table-cell office:value-type="float" office:value="1702904" calcext:value-type="float">
            <text:p>1702904</text:p>
          </table:table-cell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2006" calcext:value-type="float">
            <text:p>2006</text:p>
          </table:table-cell>
          <table:table-cell office:value-type="float" office:value="669417" calcext:value-type="float">
            <text:p>669417</text:p>
          </table:table-cell>
          <table:table-cell table:formula="of:=([.D15]/([.D15]+[.E15]))*100" office:value-type="float" office:value="0.298768436589155" calcext:value-type="float">
            <text:p>0.298768436589155</text:p>
          </table:table-cell>
          <table:table-cell office:value-type="float" office:value="491394" calcext:value-type="float">
            <text:p>491394</text:p>
          </table:table-cell>
          <table:table-cell office:value-type="float" office:value="180029" calcext:value-type="float">
            <text:p>180029</text:p>
          </table:table-cell>
          <table:table-cell office:value-type="float" office:value="671423" calcext:value-type="float">
            <text:p>671423</text:p>
          </table:table-cell>
          <table:table-cell office:value-type="float" office:value="2006" calcext:value-type="float">
            <text:p>2006</text:p>
          </table:table-cell>
          <table:table-cell office:value-type="float" office:value="140" calcext:value-type="float">
            <text:p>140</text:p>
          </table:table-cell>
          <table:table-cell office:value-type="float" office:value="982788" calcext:value-type="float">
            <text:p>982788</text:p>
          </table:table-cell>
          <table:table-cell office:value-type="float" office:value="720116" calcext:value-type="float">
            <text:p>720116</text:p>
          </table:table-cell>
          <table:table-cell office:value-type="float" office:value="1702904" calcext:value-type="float">
            <text:p>1702904</text:p>
          </table:table-cell>
          <table:table-cell office:value-type="float" office:value="16048" calcext:value-type="float">
            <text:p>16048</text:p>
          </table:table-cell>
          <table:table-cell office:value-type="float" office:value="2240" calcext:value-type="float">
            <text:p>2240</text:p>
          </table:table-cell>
          <table:table-cell office:value-type="float" office:value="18288" calcext:value-type="float">
            <text:p>182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1532" calcext:value-type="float">
            <text:p>1532</text:p>
          </table:table-cell>
          <table:table-cell office:value-type="float" office:value="669891" calcext:value-type="float">
            <text:p>669891</text:p>
          </table:table-cell>
          <table:table-cell table:formula="of:=([.D16]/([.D16]+[.E16]))*100" office:value-type="float" office:value="0.228172106108966" calcext:value-type="float">
            <text:p>0.228172106108966</text:p>
          </table:table-cell>
          <table:table-cell office:value-type="float" office:value="491394" calcext:value-type="float">
            <text:p>491394</text:p>
          </table:table-cell>
          <table:table-cell office:value-type="float" office:value="180029" calcext:value-type="float">
            <text:p>180029</text:p>
          </table:table-cell>
          <table:table-cell office:value-type="float" office:value="671423" calcext:value-type="float">
            <text:p>671423</text:p>
          </table:table-cell>
          <table:table-cell office:value-type="float" office:value="1532" calcext:value-type="float">
            <text:p>1532</text:p>
          </table:table-cell>
          <table:table-cell office:value-type="float" office:value="117" calcext:value-type="float">
            <text:p>117</text:p>
          </table:table-cell>
          <table:table-cell office:value-type="float" office:value="982788" calcext:value-type="float">
            <text:p>982788</text:p>
          </table:table-cell>
          <table:table-cell office:value-type="float" office:value="720116" calcext:value-type="float">
            <text:p>720116</text:p>
          </table:table-cell>
          <table:table-cell office:value-type="float" office:value="1702904" calcext:value-type="float">
            <text:p>1702904</text:p>
          </table:table-cell>
          <table:table-cell office:value-type="float" office:value="12256" calcext:value-type="float">
            <text:p>12256</text:p>
          </table:table-cell>
          <table:table-cell office:value-type="float" office:value="1872" calcext:value-type="float">
            <text:p>1872</text:p>
          </table:table-cell>
          <table:table-cell office:value-type="float" office:value="14128" calcext:value-type="float">
            <text:p>141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469" calcext:value-type="float">
            <text:p>469</text:p>
          </table:table-cell>
          <table:table-cell office:value-type="float" office:value="670954" calcext:value-type="float">
            <text:p>670954</text:p>
          </table:table-cell>
          <table:table-cell table:formula="of:=([.D17]/([.D17]+[.E17]))*100" office:value-type="float" office:value="0.0698516434498074" calcext:value-type="float">
            <text:p>0.069851643449807</text:p>
          </table:table-cell>
          <table:table-cell office:value-type="float" office:value="491394" calcext:value-type="float">
            <text:p>491394</text:p>
          </table:table-cell>
          <table:table-cell office:value-type="float" office:value="180029" calcext:value-type="float">
            <text:p>180029</text:p>
          </table:table-cell>
          <table:table-cell office:value-type="float" office:value="671423" calcext:value-type="float">
            <text:p>671423</text:p>
          </table:table-cell>
          <table:table-cell office:value-type="float" office:value="469" calcext:value-type="float">
            <text:p>469</text:p>
          </table:table-cell>
          <table:table-cell office:value-type="float" office:value="4" calcext:value-type="float">
            <text:p>4</text:p>
          </table:table-cell>
          <table:table-cell office:value-type="float" office:value="982788" calcext:value-type="float">
            <text:p>982788</text:p>
          </table:table-cell>
          <table:table-cell office:value-type="float" office:value="720116" calcext:value-type="float">
            <text:p>720116</text:p>
          </table:table-cell>
          <table:table-cell office:value-type="float" office:value="1702904" calcext:value-type="float">
            <text:p>1702904</text:p>
          </table:table-cell>
          <table:table-cell office:value-type="float" office:value="3752" calcext:value-type="float">
            <text:p>3752</text:p>
          </table:table-cell>
          <table:table-cell office:value-type="float" office:value="64" calcext:value-type="float">
            <text:p>64</text:p>
          </table:table-cell>
          <table:table-cell office:value-type="float" office:value="3816" calcext:value-type="float">
            <text:p>38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260" calcext:value-type="float">
            <text:p>260</text:p>
          </table:table-cell>
          <table:table-cell office:value-type="float" office:value="671163" calcext:value-type="float">
            <text:p>671163</text:p>
          </table:table-cell>
          <table:table-cell table:formula="of:=([.D18]/([.D18]+[.E18]))*100" office:value-type="float" office:value="0.0387237255798506" calcext:value-type="float">
            <text:p>0.038723725579851</text:p>
          </table:table-cell>
          <table:table-cell office:value-type="float" office:value="491394" calcext:value-type="float">
            <text:p>491394</text:p>
          </table:table-cell>
          <table:table-cell office:value-type="float" office:value="180029" calcext:value-type="float">
            <text:p>180029</text:p>
          </table:table-cell>
          <table:table-cell office:value-type="float" office:value="671423" calcext:value-type="float">
            <text:p>671423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982788" calcext:value-type="float">
            <text:p>982788</text:p>
          </table:table-cell>
          <table:table-cell office:value-type="float" office:value="720116" calcext:value-type="float">
            <text:p>720116</text:p>
          </table:table-cell>
          <table:table-cell office:value-type="float" office:value="1702904" calcext:value-type="float">
            <text:p>1702904</text:p>
          </table:table-cell>
          <table:table-cell office:value-type="float" office:value="2080" calcext:value-type="float">
            <text:p>2080</text:p>
          </table:table-cell>
          <table:table-cell office:value-type="float" office:value="0" calcext:value-type="float">
            <text:p>0</text:p>
          </table:table-cell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 office:value-type="float" office:value="150" calcext:value-type="float">
            <text:p>150</text:p>
          </table:table-cell>
          <table:table-cell office:value-type="float" office:value="671273" calcext:value-type="float">
            <text:p>671273</text:p>
          </table:table-cell>
          <table:table-cell table:formula="of:=([.D19]/([.D19]+[.E19]))*100" office:value-type="float" office:value="0.0223406109114522" calcext:value-type="float">
            <text:p>0.022340610911452</text:p>
          </table:table-cell>
          <table:table-cell office:value-type="float" office:value="491394" calcext:value-type="float">
            <text:p>491394</text:p>
          </table:table-cell>
          <table:table-cell office:value-type="float" office:value="180029" calcext:value-type="float">
            <text:p>180029</text:p>
          </table:table-cell>
          <table:table-cell office:value-type="float" office:value="671423" calcext:value-type="float">
            <text:p>67142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982788" calcext:value-type="float">
            <text:p>982788</text:p>
          </table:table-cell>
          <table:table-cell office:value-type="float" office:value="720116" calcext:value-type="float">
            <text:p>720116</text:p>
          </table:table-cell>
          <table:table-cell office:value-type="float" office:value="1702904" calcext:value-type="float">
            <text:p>170290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16384" calcext:value-type="float">
            <text:p>16384</text:p>
          </table:table-cell>
          <table:table-cell office:value-type="float" office:value="91" calcext:value-type="float">
            <text:p>91</text:p>
          </table:table-cell>
          <table:table-cell office:value-type="float" office:value="671332" calcext:value-type="float">
            <text:p>671332</text:p>
          </table:table-cell>
          <table:table-cell table:formula="of:=([.D20]/([.D20]+[.E20]))*100" office:value-type="float" office:value="0.0135533039529477" calcext:value-type="float">
            <text:p>0.013553303952948</text:p>
          </table:table-cell>
          <table:table-cell office:value-type="float" office:value="491394" calcext:value-type="float">
            <text:p>491394</text:p>
          </table:table-cell>
          <table:table-cell office:value-type="float" office:value="180029" calcext:value-type="float">
            <text:p>180029</text:p>
          </table:table-cell>
          <table:table-cell office:value-type="float" office:value="671423" calcext:value-type="float">
            <text:p>671423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82788" calcext:value-type="float">
            <text:p>982788</text:p>
          </table:table-cell>
          <table:table-cell office:value-type="float" office:value="720116" calcext:value-type="float">
            <text:p>720116</text:p>
          </table:table-cell>
          <table:table-cell office:value-type="float" office:value="1702904" calcext:value-type="float">
            <text:p>1702904</text:p>
          </table:table-cell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1966" calcext:value-type="float">
            <text:p>1966</text:p>
          </table:table-cell>
          <table:table-cell office:value-type="float" office:value="669457" calcext:value-type="float">
            <text:p>669457</text:p>
          </table:table-cell>
          <table:table-cell table:formula="of:=([.D22]/([.D22]+[.E22]))*100" office:value-type="float" office:value="0.292810940346101" calcext:value-type="float">
            <text:p>0.292810940346101</text:p>
          </table:table-cell>
          <table:table-cell office:value-type="float" office:value="491394" calcext:value-type="float">
            <text:p>491394</text:p>
          </table:table-cell>
          <table:table-cell office:value-type="float" office:value="180029" calcext:value-type="float">
            <text:p>180029</text:p>
          </table:table-cell>
          <table:table-cell office:value-type="float" office:value="671423" calcext:value-type="float">
            <text:p>671423</text:p>
          </table:table-cell>
          <table:table-cell office:value-type="float" office:value="1966" calcext:value-type="float">
            <text:p>1966</text:p>
          </table:table-cell>
          <table:table-cell office:value-type="float" office:value="106" calcext:value-type="float">
            <text:p>106</text:p>
          </table:table-cell>
          <table:table-cell office:value-type="float" office:value="982788" calcext:value-type="float">
            <text:p>982788</text:p>
          </table:table-cell>
          <table:table-cell office:value-type="float" office:value="720116" calcext:value-type="float">
            <text:p>720116</text:p>
          </table:table-cell>
          <table:table-cell office:value-type="float" office:value="1702904" calcext:value-type="float">
            <text:p>1702904</text:p>
          </table:table-cell>
          <table:table-cell office:value-type="float" office:value="15728" calcext:value-type="float">
            <text:p>15728</text:p>
          </table:table-cell>
          <table:table-cell office:value-type="float" office:value="1696" calcext:value-type="float">
            <text:p>1696</text:p>
          </table:table-cell>
          <table:table-cell office:value-type="float" office:value="17424" calcext:value-type="float">
            <text:p>174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839" calcext:value-type="float">
            <text:p>839</text:p>
          </table:table-cell>
          <table:table-cell office:value-type="float" office:value="670584" calcext:value-type="float">
            <text:p>670584</text:p>
          </table:table-cell>
          <table:table-cell table:formula="of:=([.D23]/([.D23]+[.E23]))*100" office:value-type="float" office:value="0.124958483698056" calcext:value-type="float">
            <text:p>0.124958483698056</text:p>
          </table:table-cell>
          <table:table-cell office:value-type="float" office:value="491394" calcext:value-type="float">
            <text:p>491394</text:p>
          </table:table-cell>
          <table:table-cell office:value-type="float" office:value="180029" calcext:value-type="float">
            <text:p>180029</text:p>
          </table:table-cell>
          <table:table-cell office:value-type="float" office:value="671423" calcext:value-type="float">
            <text:p>671423</text:p>
          </table:table-cell>
          <table:table-cell office:value-type="float" office:value="839" calcext:value-type="float">
            <text:p>839</text:p>
          </table:table-cell>
          <table:table-cell office:value-type="float" office:value="4" calcext:value-type="float">
            <text:p>4</text:p>
          </table:table-cell>
          <table:table-cell office:value-type="float" office:value="982788" calcext:value-type="float">
            <text:p>982788</text:p>
          </table:table-cell>
          <table:table-cell office:value-type="float" office:value="720116" calcext:value-type="float">
            <text:p>720116</text:p>
          </table:table-cell>
          <table:table-cell office:value-type="float" office:value="1702904" calcext:value-type="float">
            <text:p>1702904</text:p>
          </table:table-cell>
          <table:table-cell office:value-type="float" office:value="6712" calcext:value-type="float">
            <text:p>6712</text:p>
          </table:table-cell>
          <table:table-cell office:value-type="float" office:value="64" calcext:value-type="float">
            <text:p>64</text:p>
          </table:table-cell>
          <table:table-cell office:value-type="float" office:value="6776" calcext:value-type="float">
            <text:p>67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461" calcext:value-type="float">
            <text:p>461</text:p>
          </table:table-cell>
          <table:table-cell office:value-type="float" office:value="670962" calcext:value-type="float">
            <text:p>670962</text:p>
          </table:table-cell>
          <table:table-cell table:formula="of:=([.D24]/([.D24]+[.E24]))*100" office:value-type="float" office:value="0.0686601442011966" calcext:value-type="float">
            <text:p>0.068660144201197</text:p>
          </table:table-cell>
          <table:table-cell office:value-type="float" office:value="491394" calcext:value-type="float">
            <text:p>491394</text:p>
          </table:table-cell>
          <table:table-cell office:value-type="float" office:value="180029" calcext:value-type="float">
            <text:p>180029</text:p>
          </table:table-cell>
          <table:table-cell office:value-type="float" office:value="671423" calcext:value-type="float">
            <text:p>671423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982788" calcext:value-type="float">
            <text:p>982788</text:p>
          </table:table-cell>
          <table:table-cell office:value-type="float" office:value="720116" calcext:value-type="float">
            <text:p>720116</text:p>
          </table:table-cell>
          <table:table-cell office:value-type="float" office:value="1702904" calcext:value-type="float">
            <text:p>1702904</text:p>
          </table:table-cell>
          <table:table-cell office:value-type="float" office:value="3688" calcext:value-type="float">
            <text:p>3688</text:p>
          </table:table-cell>
          <table:table-cell office:value-type="float" office:value="0" calcext:value-type="float">
            <text:p>0</text:p>
          </table:table-cell>
          <table:table-cell office:value-type="float" office:value="3688" calcext:value-type="float">
            <text:p>36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260" calcext:value-type="float">
            <text:p>260</text:p>
          </table:table-cell>
          <table:table-cell office:value-type="float" office:value="671163" calcext:value-type="float">
            <text:p>671163</text:p>
          </table:table-cell>
          <table:table-cell table:formula="of:=([.D25]/([.D25]+[.E25]))*100" office:value-type="float" office:value="0.0387237255798506" calcext:value-type="float">
            <text:p>0.038723725579851</text:p>
          </table:table-cell>
          <table:table-cell office:value-type="float" office:value="491394" calcext:value-type="float">
            <text:p>491394</text:p>
          </table:table-cell>
          <table:table-cell office:value-type="float" office:value="180029" calcext:value-type="float">
            <text:p>180029</text:p>
          </table:table-cell>
          <table:table-cell office:value-type="float" office:value="671423" calcext:value-type="float">
            <text:p>671423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982788" calcext:value-type="float">
            <text:p>982788</text:p>
          </table:table-cell>
          <table:table-cell office:value-type="float" office:value="720116" calcext:value-type="float">
            <text:p>720116</text:p>
          </table:table-cell>
          <table:table-cell office:value-type="float" office:value="1702904" calcext:value-type="float">
            <text:p>1702904</text:p>
          </table:table-cell>
          <table:table-cell office:value-type="float" office:value="2080" calcext:value-type="float">
            <text:p>2080</text:p>
          </table:table-cell>
          <table:table-cell office:value-type="float" office:value="0" calcext:value-type="float">
            <text:p>0</text:p>
          </table:table-cell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150" calcext:value-type="float">
            <text:p>150</text:p>
          </table:table-cell>
          <table:table-cell office:value-type="float" office:value="671273" calcext:value-type="float">
            <text:p>671273</text:p>
          </table:table-cell>
          <table:table-cell table:formula="of:=([.D26]/([.D26]+[.E26]))*100" office:value-type="float" office:value="0.0223406109114522" calcext:value-type="float">
            <text:p>0.022340610911452</text:p>
          </table:table-cell>
          <table:table-cell office:value-type="float" office:value="491394" calcext:value-type="float">
            <text:p>491394</text:p>
          </table:table-cell>
          <table:table-cell office:value-type="float" office:value="180029" calcext:value-type="float">
            <text:p>180029</text:p>
          </table:table-cell>
          <table:table-cell office:value-type="float" office:value="671423" calcext:value-type="float">
            <text:p>67142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982788" calcext:value-type="float">
            <text:p>982788</text:p>
          </table:table-cell>
          <table:table-cell office:value-type="float" office:value="720116" calcext:value-type="float">
            <text:p>720116</text:p>
          </table:table-cell>
          <table:table-cell office:value-type="float" office:value="1702904" calcext:value-type="float">
            <text:p>170290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91" calcext:value-type="float">
            <text:p>91</text:p>
          </table:table-cell>
          <table:table-cell office:value-type="float" office:value="671332" calcext:value-type="float">
            <text:p>671332</text:p>
          </table:table-cell>
          <table:table-cell table:formula="of:=([.D27]/([.D27]+[.E27]))*100" office:value-type="float" office:value="0.0135533039529477" calcext:value-type="float">
            <text:p>0.013553303952948</text:p>
          </table:table-cell>
          <table:table-cell office:value-type="float" office:value="491394" calcext:value-type="float">
            <text:p>491394</text:p>
          </table:table-cell>
          <table:table-cell office:value-type="float" office:value="180029" calcext:value-type="float">
            <text:p>180029</text:p>
          </table:table-cell>
          <table:table-cell office:value-type="float" office:value="671423" calcext:value-type="float">
            <text:p>671423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82788" calcext:value-type="float">
            <text:p>982788</text:p>
          </table:table-cell>
          <table:table-cell office:value-type="float" office:value="720116" calcext:value-type="float">
            <text:p>720116</text:p>
          </table:table-cell>
          <table:table-cell office:value-type="float" office:value="1702904" calcext:value-type="float">
            <text:p>1702904</text:p>
          </table:table-cell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21:27:34.953530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15T21:31:44.978616725</dc:date>
    <meta:editing-duration>PT9M38S</meta:editing-duration>
    <meta:editing-cycles>2</meta:editing-cycles>
    <meta:generator>LibreOffice/6.4.2.2$Linux_X86_64 LibreOffice_project/40$Build-2</meta:generator>
    <meta:document-statistic meta:table-count="1" meta:cell-count="442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9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751cm" svg:height="7.173cm" xlink:href=".." xlink:type="simple" chart:class="chart:line" chart:style-name="ch1">
        <chart:title svg:x="0.418cm" svg:y="0.278cm" chart:style-name="ch2">
          <text:p>Impact of varying Block Size and Cache size with write back mode on the miss rate
                                        ( Unmerged arrays experiment)</text:p>
        </chart:title>
        <chart:legend chart:legend-position="end" svg:x="9.581cm" svg:y="2.54cm" style:legend-expansion="high" chart:style-name="ch3"/>
        <chart:plot-area chart:style-name="ch4" table:cell-range-address="output_file.S3:output_file.W9" chart:data-source-has-labels="both" svg:x="1.266cm" svg:y="1.352cm" svg:width="8.06cm" svg:height="4.697cm">
          <chartooo:coordinate-region svg:x="1.993cm" svg:y="1.552cm" svg:width="6.869cm" svg:height="3.85cm"/>
          <chart:axis chart:dimension="x" chart:name="primary-x" chart:style-name="ch5" chartooo:axis-type="auto">
            <chartooo:date-scale/>
            <chart:title svg:x="4.075cm" svg:y="6.192cm" chart:style-name="ch6">
              <text:p>Block Size (Bits)</text:p>
            </chart:title>
            <chart:categories table:cell-range-address="output_file.S4:output_file.S9"/>
          </chart:axis>
          <chart:axis chart:dimension="y" chart:name="primary-y" chart:style-name="ch5">
            <chart:title svg:x="0.451cm" svg:y="5.451cm" chart:style-name="ch7">
              <text:p>Miss Rate (Percentage)</text:p>
            </chart:title>
            <chart:grid chart:style-name="ch8" chart:class="major"/>
          </chart:axis>
          <chart:series chart:style-name="ch9" chart:values-cell-range-address="output_file.T4:output_file.T9" chart:label-cell-address="output_file.T3:output_file.T3" chart:class="chart:line">
            <chart:data-point chart:repeated="6"/>
          </chart:series>
          <chart:series chart:style-name="ch10" chart:values-cell-range-address="output_file.U4:output_file.U9" chart:label-cell-address="output_file.U3:output_file.U3" chart:class="chart:line">
            <chart:data-point chart:repeated="6"/>
          </chart:series>
          <chart:series chart:style-name="ch11" chart:values-cell-range-address="output_file.V4:output_file.V9" chart:label-cell-address="output_file.V3:output_file.V3" chart:class="chart:line">
            <chart:data-point chart:repeated="6"/>
          </chart:series>
          <chart:series chart:style-name="ch12" chart:values-cell-range-address="output_file.W4:output_file.W9" chart:label-cell-address="output_file.W3:output_file.W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 Cache</text:p>
                <draw:g>
                  <svg:desc>output_file.T3:output_file.T3</svg:desc>
                </draw:g>
              </table:table-cell>
              <table:table-cell office:value-type="string">
                <text:p>1024 Cache</text:p>
                <draw:g>
                  <svg:desc>output_file.U3:output_file.U3</svg:desc>
                </draw:g>
              </table:table-cell>
              <table:table-cell office:value-type="string">
                <text:p>2048 Cache</text:p>
                <draw:g>
                  <svg:desc>output_file.V3:output_file.V3</svg:desc>
                </draw:g>
              </table:table-cell>
              <table:table-cell office:value-type="string">
                <text:p>4096 Cache</text:p>
                <draw:g>
                  <svg:desc>output_file.W3:output_file.W3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output_file.S4:output_file.S9</svg:desc>
                </draw:g>
              </table:table-cell>
              <table:table-cell office:value-type="float" office:value="0.5924730014">
                <text:p>0.5924730014</text:p>
                <draw:g>
                  <svg:desc>output_file.T4:output_file.T9</svg:desc>
                </draw:g>
              </table:table-cell>
              <table:table-cell office:value-type="float" office:value="0.3978118116">
                <text:p>0.3978118116</text:p>
                <draw:g>
                  <svg:desc>output_file.U4:output_file.U9</svg:desc>
                </draw:g>
              </table:table-cell>
              <table:table-cell office:value-type="float" office:value="0.2987684366">
                <text:p>0.2987684366</text:p>
                <draw:g>
                  <svg:desc>output_file.V4:output_file.V9</svg:desc>
                </draw:g>
              </table:table-cell>
              <table:table-cell office:value-type="float" office:value="0.2928109403">
                <text:p>0.2928109403</text:p>
                <draw:g>
                  <svg:desc>output_file.W4:output_file.W9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3644498327">
                <text:p>0.3644498327</text:p>
              </table:table-cell>
              <table:table-cell office:value-type="float" office:value="0.2327891657">
                <text:p>0.2327891657</text:p>
              </table:table-cell>
              <table:table-cell office:value-type="float" office:value="0.2281721061">
                <text:p>0.2281721061</text:p>
              </table:table-cell>
              <table:table-cell office:value-type="float" office:value="0.1249584837">
                <text:p>0.124958483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2520020911">
                <text:p>0.2520020911</text:p>
              </table:table-cell>
              <table:table-cell office:value-type="float" office:value="0.2430658467">
                <text:p>0.2430658467</text:p>
              </table:table-cell>
              <table:table-cell office:value-type="float" office:value="0.06985164345">
                <text:p>0.06985164345</text:p>
              </table:table-cell>
              <table:table-cell office:value-type="float" office:value="0.0686601442">
                <text:p>0.068660144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4146417385">
                <text:p>0.4146417385</text:p>
              </table:table-cell>
              <table:table-cell office:value-type="float" office:value="0.04125566148">
                <text:p>0.04125566148</text:p>
              </table:table-cell>
              <table:table-cell office:value-type="float" office:value="0.03872372558">
                <text:p>0.03872372558</text:p>
              </table:table-cell>
              <table:table-cell office:value-type="float" office:value="0.03872372558">
                <text:p>0.03872372558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02517042163">
                <text:p>0.02517042163</text:p>
              </table:table-cell>
              <table:table-cell office:value-type="float" office:value="0.02234061091">
                <text:p>0.02234061091</text:p>
              </table:table-cell>
              <table:table-cell office:value-type="float" office:value="0.02234061091">
                <text:p>0.02234061091</text:p>
              </table:table-cell>
              <table:table-cell office:value-type="float" office:value="0.02234061091">
                <text:p>0.02234061091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04795784476">
                <text:p>0.04795784476</text:p>
              </table:table-cell>
              <table:table-cell office:value-type="float" office:value="0.01355330395">
                <text:p>0.01355330395</text:p>
              </table:table-cell>
              <table:table-cell office:value-type="float" office:value="0.01355330395">
                <text:p>0.01355330395</text:p>
              </table:table-cell>
              <table:table-cell office:value-type="float" office:value="0.01355330395">
                <text:p>0.013553303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